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eeeeee" draw:textarea-horizontal-align="left" draw:textarea-vertical-align="top" draw:auto-grow-height="false"/>
    </style:style>
    <style:style style:name="gr2" style:family="graphic" style:parent-style-name="standard">
      <style:graphic-properties svg:stroke-color="#333333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3333" draw:fill="none" draw:textarea-vertical-align="middle"/>
    </style:style>
    <style:style style:name="gr5" style:family="graphic" style:parent-style-name="objectwithoutfill">
      <style:graphic-properties svg:stroke-color="#333333" draw:fill="none" draw:fill-color="#333333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objectwithoutfill">
      <style:graphic-properties svg:stroke-color="#aea79f" draw:marker-end="Arrow" draw:marker-end-width="0.3cm" draw:fill="none" draw:fill-color="#333333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3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co1" style:family="table-column">
      <style:table-column-properties style:column-width="1.248cm" style:use-optimal-column-width="false"/>
    </style:style>
    <style:style style:name="co2" style:family="table-column">
      <style:table-column-properties style:column-width="1.029cm" style:use-optimal-column-width="false"/>
    </style:style>
    <style:style style:name="ro1" style:family="table-row">
      <style:table-row-properties style:row-height="0.785cm"/>
    </style:style>
    <style:style style:name="ce1" style:family="table-cell">
      <style:graphic-properties style:repeat="repeat"/>
      <style:paragraph-properties fo:line-height="100%" fo:text-align="center" fo:border-left="0.03pt solid #ffffff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0084d1" draw:fill-image-width="0cm" draw:fill-image-height="0cm" style:repeat="repeat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line-height="100%" fo:text-align="center" fo:border-left="none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draw:fill-color="#ff6600" draw:fill-image-width="0cm" draw:fill-image-height="0cm" style:repeat="repeat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style:graphic-properties style:repeat="repeat"/>
      <style:paragraph-properties fo:line-height="100%" fo:text-align="center" fo:border-left="none" fo:border-right="0.03pt solid #ffffff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6666ff" fo:font-weight="bold" style:font-weight-asian="bold" style:font-weight-complex="bold"/>
    </style:style>
    <style:style style:name="P4" style:family="paragraph">
      <style:text-properties fo:color="#ff6600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line-height="100%" fo:text-align="center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ff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cm" svg:height="4.2cm" svg:x="1.8cm" svg:y="1.9cm">
          <text:p text:style-name="P1"><text:span text:style-name="T1">Table des pag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cm" svg:height="1.2cm" svg:x="2.3cm" svg:y="4.2cm">
          <text:p text:style-name="P1"><text:span text:style-name="T1">0 <text:s text:c="4"/>1 <text:s text:c="4"/>2 <text:s text:c="4"/>3 <text:s text:c="3"/>4 <text:s text:c="3"/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9cm" svg:height="1.2cm" svg:x="12.1cm" svg:y="4.2cm">
          <text:p text:style-name="P1"><text:span text:style-name="T1">0 <text:s text:c="4"/>1 <text:s text:c="4"/>2 <text:s text:c="4"/>3 <text:s text:c="4"/>4 <text:s text:c="4"/>5 <text:s text:c="4"/>6 <text:s text:c="3"/>7 <text:s text:c="3"/>8 <text:s text:c="3"/>9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cm" svg:y1="4.3cm" svg:x2="3.5cm" svg:y2="5.4cm">
          <text:p/>
        </draw:line>
        <draw:line draw:style-name="gr4" draw:text-style-name="P1" draw:layer="layout" svg:x1="4.8cm" svg:y1="4.3cm" svg:x2="4.8cm" svg:y2="5.4cm">
          <text:p/>
        </draw:line>
        <draw:line draw:style-name="gr5" draw:text-style-name="P1" draw:layer="layout" svg:x1="6.1cm" svg:y1="4.2cm" svg:x2="6.1cm" svg:y2="5.4cm">
          <text:p/>
        </draw:line>
        <draw:line draw:style-name="gr5" draw:text-style-name="P1" draw:layer="layout" svg:x1="7.2cm" svg:y1="4.2cm" svg:x2="7.2cm" svg:y2="5.4cm">
          <text:p/>
        </draw:line>
        <draw:line draw:style-name="gr5" draw:text-style-name="P1" draw:layer="layout" svg:x1="8.3cm" svg:y1="4.2cm" svg:x2="8.3cm" svg:y2="5.4cm">
          <text:p/>
        </draw:line>
        <draw:line draw:style-name="gr5" draw:text-style-name="P1" draw:layer="layout" svg:x1="13.3cm" svg:y1="4.2cm" svg:x2="13.3cm" svg:y2="5.4cm">
          <text:p/>
        </draw:line>
        <draw:line draw:style-name="gr5" draw:text-style-name="P1" draw:layer="layout" svg:x1="14.6cm" svg:y1="4.2cm" svg:x2="14.6cm" svg:y2="5.4cm">
          <text:p/>
        </draw:line>
        <draw:line draw:style-name="gr5" draw:text-style-name="P1" draw:layer="layout" svg:x1="15.8cm" svg:y1="4.2cm" svg:x2="15.8cm" svg:y2="5.4cm">
          <text:p/>
        </draw:line>
        <draw:line draw:style-name="gr5" draw:text-style-name="P1" draw:layer="layout" svg:x1="17cm" svg:y1="4.2cm" svg:x2="17cm" svg:y2="5.4cm">
          <text:p/>
        </draw:line>
        <draw:line draw:style-name="gr5" draw:text-style-name="P1" draw:layer="layout" svg:x1="18.3cm" svg:y1="4.2cm" svg:x2="18.3cm" svg:y2="5.4cm">
          <text:p/>
        </draw:line>
        <draw:line draw:style-name="gr5" draw:text-style-name="P1" draw:layer="layout" svg:x1="19.5cm" svg:y1="4.2cm" svg:x2="19.5cm" svg:y2="5.4cm">
          <text:p/>
        </draw:line>
        <draw:line draw:style-name="gr5" draw:text-style-name="P1" draw:layer="layout" svg:x1="20.7cm" svg:y1="4.2cm" svg:x2="20.7cm" svg:y2="5.4cm">
          <text:p/>
        </draw:line>
        <draw:line draw:style-name="gr5" draw:text-style-name="P1" draw:layer="layout" svg:x1="21.8cm" svg:y1="4.2cm" svg:x2="21.8cm" svg:y2="5.4cm">
          <text:p/>
        </draw:line>
        <draw:line draw:style-name="gr5" draw:text-style-name="P1" draw:layer="layout" svg:x1="23cm" svg:y1="4.2cm" svg:x2="23cm" svg:y2="5.4cm">
          <text:p/>
        </draw:line>
        <draw:frame draw:style-name="gr6" draw:text-style-name="P3" draw:layer="layout" svg:width="5.2cm" svg:height="1.25cm" svg:x="5.5cm" svg:y="3.15cm">
          <draw:text-box>
            <text:p text:style-name="P1"><text:span text:style-name="T2">Processus 1</text:span></text:p>
          </draw:text-box>
        </draw:frame>
        <draw:frame draw:style-name="gr7" draw:text-style-name="P4" draw:layer="layout" svg:width="5.3cm" svg:height="1.35cm" svg:x="20.4cm" svg:y="3.2cm">
          <draw:text-box>
            <text:p><text:span text:style-name="T3">Processus 2</text:span></text:p>
          </draw:text-box>
        </draw:frame>
        <draw:connector draw:style-name="gr8" draw:text-style-name="P1" draw:layer="layout" draw:type="curve" svg:x1="4.18cm" svg:y1="5.598cm" svg:x2="4.833cm" svg:y2="10.796cm" svg:d="M4180 5598c0 3898 653 1300 653 5198" svg:viewBox="0 0 654 5199">
          <text:p/>
        </draw:connector>
        <draw:connector draw:style-name="gr8" draw:text-style-name="P1" draw:layer="layout" draw:type="curve" svg:x1="5.445cm" svg:y1="5.713cm" svg:x2="6.103cm" svg:y2="10.76cm" svg:d="M5445 5713c0 3786 658 1263 658 5047" svg:viewBox="0 0 659 5048">
          <text:p/>
        </draw:connector>
        <draw:connector draw:style-name="gr8" draw:text-style-name="P1" draw:layer="layout" draw:type="curve" svg:x1="6.595cm" svg:y1="5.598cm" svg:x2="7.408cm" svg:y2="10.69cm" svg:d="M6595 5598c0 3819 813 1273 813 5092" svg:viewBox="0 0 814 5093">
          <text:p/>
        </draw:connector>
        <draw:connector draw:style-name="gr8" draw:text-style-name="P1" draw:layer="layout" draw:type="curve" svg:x1="7.707cm" svg:y1="5.598cm" svg:x2="8.749cm" svg:y2="10.654cm" svg:d="M7707 5598c0 3792 1042 1264 1042 5056" svg:viewBox="0 0 1043 5057">
          <text:p/>
        </draw:connector>
        <draw:connector draw:style-name="gr8" draw:text-style-name="P1" draw:layer="layout" draw:type="curve" svg:x1="8.896cm" svg:y1="5.598cm" svg:x2="10.089cm" svg:y2="10.619cm" svg:d="M8896 5598c0 3766 1193 1256 1193 5021" svg:viewBox="0 0 1194 5022">
          <text:p/>
        </draw:connector>
        <draw:connector draw:style-name="gr8" draw:text-style-name="P1" draw:layer="layout" draw:type="curve" svg:x1="12.692cm" svg:y1="5.598cm" svg:x2="12.177cm" svg:y2="10.754cm" svg:d="M12692 5598c0 3867-515 1289-515 5156" svg:viewBox="0 0 516 5157">
          <text:p/>
        </draw:connector>
        <draw:connector draw:style-name="gr8" draw:text-style-name="P1" draw:layer="layout" draw:type="curve" svg:x1="13.958cm" svg:y1="5.598cm" svg:x2="13.315cm" svg:y2="10.725cm" svg:d="M13958 5598c0 3846-643 1283-643 5127" svg:viewBox="0 0 644 5128">
          <text:p/>
        </draw:connector>
        <draw:connector draw:style-name="gr8" draw:text-style-name="P1" draw:layer="layout" draw:type="curve" svg:x1="15.262cm" svg:y1="5.637cm" svg:x2="14.481cm" svg:y2="10.668cm" svg:d="M15262 5637c0 3774-781 1259-781 5031" svg:viewBox="0 0 782 5032">
          <text:p/>
        </draw:connector>
        <draw:connector draw:style-name="gr8" draw:text-style-name="P1" draw:layer="layout" draw:type="curve" svg:x1="16.412cm" svg:y1="5.598cm" svg:x2="15.705cm" svg:y2="10.697cm" svg:d="M16412 5598c0 3825-707 1276-707 5099" svg:viewBox="0 0 708 5100">
          <text:p/>
        </draw:connector>
        <draw:connector draw:style-name="gr8" draw:text-style-name="P1" draw:layer="layout" draw:type="curve" svg:x1="17.601cm" svg:y1="5.598cm" svg:x2="18.265cm" svg:y2="10.782cm" svg:d="M17601 5598c0 3888 664 1296 664 5184" svg:viewBox="0 0 665 5185">
          <text:p/>
        </draw:connector>
        <draw:connector draw:style-name="gr8" draw:text-style-name="P1" draw:layer="layout" draw:type="curve" svg:x1="19cm" svg:y1="5.6cm" svg:x2="19.545cm" svg:y2="10.725cm" svg:d="M19000 5600c0 3844 545 1282 545 5125" svg:viewBox="0 0 546 5126">
          <text:p/>
        </draw:connector>
        <draw:connector draw:style-name="gr8" draw:text-style-name="P1" draw:layer="layout" draw:type="curve" svg:x1="20.131cm" svg:y1="5.713cm" svg:x2="20.74cm" svg:y2="10.725cm" svg:d="M20131 5713c0 3759 609 1253 609 5012" svg:viewBox="0 0 610 5013">
          <text:p/>
        </draw:connector>
        <draw:connector draw:style-name="gr8" draw:text-style-name="P1" draw:layer="layout" draw:type="curve" svg:x1="21.358cm" svg:y1="5.675cm" svg:x2="21.992cm" svg:y2="10.811cm" svg:d="M21358 5675c0 3852 634 1284 634 5136" svg:viewBox="0 0 635 5137">
          <text:p/>
        </draw:connector>
        <draw:connector draw:style-name="gr8" draw:text-style-name="P1" draw:layer="layout" draw:type="curve" svg:x1="22.509cm" svg:y1="5.675cm" svg:x2="23.272cm" svg:y2="10.697cm" svg:d="M22509 5675c0 3766 763 1256 763 5022" svg:viewBox="0 0 764 5023">
          <text:p/>
        </draw:connector>
        <draw:connector draw:style-name="gr8" draw:text-style-name="P1" draw:layer="layout" draw:type="curve" svg:x1="23.697cm" svg:y1="5.675cm" svg:x2="24.552cm" svg:y2="10.697cm" svg:d="M23697 5675c0 3766 855 1256 855 5022" svg:viewBox="0 0 856 5023">
          <text:p/>
        </draw:connector>
        <draw:frame draw:style-name="gr9" draw:text-style-name="P5" draw:layer="layout" svg:width="6.5cm" svg:height="0.962cm" svg:x="3.8cm" svg:y="12.1cm">
          <draw:text-box>
            <text:p><text:span text:style-name="T1">Mémoire physique</text:span></text:p>
          </draw:text-box>
        </draw:frame>
        <draw:frame draw:style-name="gr10" draw:text-style-name="P6" draw:layer="layout" svg:width="4.3cm" svg:height="1.15cm" svg:x="15.8cm" svg:y="2.6cm">
          <draw:text-box>
            <text:p text:style-name="P1"><text:span text:style-name="T4">Page virtuelle</text:span></text:p>
          </draw:text-box>
        </draw:frame>
        <draw:frame draw:style-name="gr11" draw:text-style-name="P7" draw:layer="layout" svg:width="4.3cm" svg:height="0.9cm" svg:x="18.9cm" svg:y="12.7cm">
          <draw:text-box>
            <text:p text:style-name="P1"><text:span text:style-name="T5">Page physique</text:span></text:p>
          </draw:text-box>
        </draw:frame>
        <draw:custom-shape draw:style-name="gr12" draw:text-style-name="P1" draw:layer="layout" svg:width="0.5cm" svg:height="1.2cm" draw:transform="rotate (-1.5707963267949) translate (18.3cm 3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1.1cm" draw:transform="rotate (1.5707963267949) translate (20.3cm 1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24.74cm" svg:height="0.784cm" svg:x="1.359cm" svg:y="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8"><text:span text:style-name="T6">...</text:span></text:p>
              </table:table-cell>
              <table:table-cell table:style-name="ce2">
                <text:p text:style-name="P8"><text:span text:style-name="T6">i</text:span></text:p>
              </table:table-cell>
              <table:table-cell table:style-name="ce2">
                <text:p text:style-name="P8"><text:span text:style-name="T6">i+1</text:span></text:p>
              </table:table-cell>
              <table:table-cell table:style-name="ce2">
                <text:p text:style-name="P8"><text:span text:style-name="T6">i+2</text:span></text:p>
              </table:table-cell>
              <table:table-cell table:style-name="ce2">
                <text:p text:style-name="P8"><text:span text:style-name="T6">i+3</text:span></text:p>
              </table:table-cell>
              <table:table-cell table:style-name="ce2">
                <text:p text:style-name="P8"><text:span text:style-name="T6">i+4</text:span></text:p>
              </table:table-cell>
              <table:table-cell table:style-name="ce2">
                <text:p text:style-name="P8"><text:span text:style-name="T6">i+5</text:span></text:p>
              </table:table-cell>
              <table:table-cell table:style-name="ce3">
                <text:p text:style-name="P8"><text:span text:style-name="T6">...</text:span></text:p>
              </table:table-cell>
              <table:table-cell>
                <text:p text:style-name="P8"><text:span text:style-name="T6">j</text:span></text:p>
              </table:table-cell>
              <table:table-cell>
                <text:p text:style-name="P8"><text:span text:style-name="T6">j+1</text:span></text:p>
              </table:table-cell>
              <table:table-cell>
                <text:p text:style-name="P8"><text:span text:style-name="T6">j+2</text:span></text:p>
              </table:table-cell>
              <table:table-cell>
                <text:p text:style-name="P8"><text:span text:style-name="T6">j+3</text:span></text:p>
              </table:table-cell>
              <table:table-cell table:style-name="ce3">
                <text:p text:style-name="P8"><text:span text:style-name="T6">...</text:span></text:p>
              </table:table-cell>
              <table:table-cell>
                <text:p text:style-name="P8"><text:span text:style-name="T6">k</text:span></text:p>
              </table:table-cell>
              <table:table-cell>
                <text:p text:style-name="P8"><text:span text:style-name="T6">k+1</text:span></text:p>
              </table:table-cell>
              <table:table-cell>
                <text:p text:style-name="P8"><text:span text:style-name="T6">k+2</text:span></text:p>
              </table:table-cell>
              <table:table-cell>
                <text:p text:style-name="P8"><text:span text:style-name="T6">k+3</text:span></text:p>
              </table:table-cell>
              <table:table-cell>
                <text:p text:style-name="P8"><text:span text:style-name="T6">k+4</text:span></text:p>
              </table:table-cell>
              <table:table-cell>
                <text:p text:style-name="P8"><text:span text:style-name="T6">k+5</text:span></text:p>
              </table:table-cell>
              <table:table-cell table:style-name="ce5">
                <text:p text:style-name="P8"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3" draw:text-style-name="P9" draw:layer="layout" svg:x1="11cm" svg:y1="8.3cm" svg:x2="12.3cm" svg:y2="8.3cm">
          <text:p text:style-name="P1"><text:span text:style-name="T7">FrameProvider</text:span></text:p>
          <text:p text:style-name="P1"><text:span text:style-name="T7"/></text:p>
          <text:p text:style-name="P1"><text:span text:style-name="T7"/></text:p>
        </draw:line>
        <draw:connector draw:style-name="gr8" draw:text-style-name="P1" draw:layer="layout" draw:type="curve" svg:x1="2.9cm" svg:y1="5.7cm" svg:x2="3.351cm" svg:y2="10.862cm" svg:d="M2900 5700c0 3871 451 1291 451 5162" svg:viewBox="0 0 452 51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07:19:28.897929885</meta:creation-date>
    <meta:editing-cycles>9</meta:editing-cycles>
    <meta:editing-duration>PT1H7M48S</meta:editing-duration>
    <dc:date>2015-01-29T15:30:58.385764759</dc:date>
    <meta:generator>LibreOffice/4.2.7.2$Linux_X86_64 LibreOffice_project/420m0$Build-2</meta:generator>
    <meta:document-statistic meta:object-count="42"/>
  </office:meta>
</office:document-meta>
</file>